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6a58" officeooo:paragraph-rsid="00066a58"/>
    </style:style>
    <style:style style:name="P2" style:family="paragraph" style:parent-style-name="Text_20_body">
      <style:text-properties officeooo:rsid="00066a58" officeooo:paragraph-rsid="00066a58"/>
    </style:style>
    <style:style style:name="P3" style:family="paragraph" style:parent-style-name="Standard">
      <style:text-properties officeooo:rsid="00066a58" officeooo:paragraph-rsid="00066a58"/>
    </style:style>
    <style:style style:name="P4" style:family="paragraph" style:parent-style-name="Standard">
      <style:text-properties officeooo:rsid="00066a58" officeooo:paragraph-rsid="0008c647"/>
    </style:style>
    <style:style style:name="P5" style:family="paragraph" style:parent-style-name="Standard">
      <style:text-properties officeooo:rsid="0009e8a6" officeooo:paragraph-rsid="0009e8a6"/>
    </style:style>
    <style:style style:name="P6" style:family="paragraph" style:parent-style-name="Text_20_body">
      <style:text-properties officeooo:rsid="00066a58" officeooo:paragraph-rsid="00084cda"/>
    </style:style>
    <style:style style:name="P7" style:family="paragraph" style:parent-style-name="Text_20_body">
      <style:text-properties officeooo:rsid="00066a58" officeooo:paragraph-rsid="0008b6be"/>
    </style:style>
    <style:style style:name="P8" style:family="paragraph" style:parent-style-name="Text_20_body">
      <style:text-properties officeooo:paragraph-rsid="0008c647"/>
    </style:style>
    <style:style style:name="P9" style:family="paragraph" style:parent-style-name="Text_20_body">
      <style:text-properties officeooo:rsid="0009e8a6" officeooo:paragraph-rsid="0009e8a6"/>
    </style:style>
    <style:style style:name="P10" style:family="paragraph" style:parent-style-name="Text_20_body">
      <style:text-properties officeooo:rsid="0009e8a6" officeooo:paragraph-rsid="000b2666"/>
    </style:style>
    <style:style style:name="P11" style:family="paragraph" style:parent-style-name="Text_20_body">
      <style:text-properties officeooo:paragraph-rsid="000b2666"/>
    </style:style>
    <style:style style:name="T1" style:family="text">
      <style:text-properties officeooo:rsid="00084cda"/>
    </style:style>
    <style:style style:name="T2" style:family="text">
      <style:text-properties officeooo:rsid="00066a58"/>
    </style:style>
    <style:style style:name="T3" style:family="text">
      <style:text-properties officeooo:rsid="0008b6be"/>
    </style:style>
    <style:style style:name="T4" style:family="text">
      <style:text-properties officeooo:rsid="0008c647"/>
    </style:style>
    <style:style style:name="T5" style:family="text">
      <style:text-properties officeooo:rsid="000b2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Bienvenidos nuevamente al laboratorio.</text:p>
      <text:p text:style-name="Standard"/>
      <text:p text:style-name="Standard">Haremos una pausa en la aventura de Elara para reflexionar juntos sobre un tema importante: </text:p>
      <text:p text:style-name="Standard">¿por qué nos cuesta tanto ver la realidad tal como es?</text:p>
      <text:p text:style-name="Standard"/>
      <text:p text:style-name="Standard"/>
      <text:p text:style-name="Standard">Pensemos en preguntas tales como:</text:p>
      <text:p text:style-name="Standard">¿Qué es la lluvia? </text:p>
      <text:p text:style-name="Standard">Por qué llueve?</text:p>
      <text:p text:style-name="Standard">O ¿qué es la Luna?</text:p>
      <text:p text:style-name="Standard"/>
      <text:p text:style-name="Standard">Para una sola persona, sin acceso a datos, sin instrumentos, sin ayuda, estas preguntas pueden ser imposibles de responder correctamente.</text:p>
      <text:p text:style-name="Standard">La imaginación, por sí sola, no basta.</text:p>
      <text:p text:style-name="Standard"/>
      <text:p text:style-name="Standard">Afortunadamente, podemos trabajar en equipo.</text:p>
      <text:p text:style-name="Standard">Y al sumar esfuerzos, transmitir ideas, y construir sobre el conocimiento de quienes nos precedieron, conseguimos ver más allá de nuestras limitaciones individuales.</text:p>
      <text:p text:style-name="Standard"/>
      <text:p text:style-name="Standard">Entender la realidad con claridad es realmente dificil.</text:p>
      <text:p text:style-name="Standard">Aunque eso no parece importar demasiado.</text:p>
      <text:p text:style-name="Standard"/>
      <text:p text:style-name="P1">---</text:p>
      <text:p text:style-name="P1"/>
      <text:p text:style-name="P1"/>
      <text:p text:style-name="P1">Veamos brevemente lo que sucede con nuestros conocimientos a lo largo de nuestras vidas.</text:p>
      <text:p text:style-name="P1"/>
      <text:p text:style-name="P1"/>
      <text:p text:style-name="P2">Cuando llegamos al mundo, lo hacemos completamente a ciegas.<text:line-break/>No sabemos dónde estamos.<text:line-break/>No sabemos quiénes somos, ni cómo funciona el entorno que nos rodea.<text:line-break/>Ignoramos los peligros, no entendemos lo que necesitamos ni cómo conseguirlo.<text:line-break/>Y, a pesar de todo, sobrevivimos.</text:p>
      <text:p text:style-name="P2"/>
      <text:p text:style-name="P1">Cuando nacemos,</text:p>
      <text:p text:style-name="P1"><text:span text:style-name="T1">nos encontramos, de pronto, </text:span>en un entorno totalmente desconocido.</text:p>
      <text:p text:style-name="P6">No sabemos quiénes somos, <text:span text:style-name="T1">ni adonde estamos, </text:span>ni cómo funciona el entorno que nos rodea.<text:line-break/>Ignoramos los peligros, no entendemos lo que necesitamos ni cómo conseguirlo.</text:p>
      <text:p text:style-name="P6">Y debemos comenzar a actuar inmediatamente.<text:line-break/>Y, a pesar de todo, sobrevivimos.</text:p>
      <text:p text:style-name="P1"/>
      <text:p text:style-name="P7">Esto es posible gracias a una forma de pensar que, aunque imperfecta, nos permite orientarnos en lo desconocido.<text:line-break/><text:soft-page-break/>Nuestros razonamientos, aun siendo incompletos o erróneos, nos dan resultados lo bastante buenos como para avanzar, adaptarnos y persistir.</text:p>
      <text:p text:style-name="P1"/>
      <text:p text:style-name="P1">A lo largo de nuestra vida,</text:p>
      <text:p text:style-name="P7">Ha<text:span text:style-name="T3">r</text:span>emos lo que debemos hacer, incluso sin saber exactamente qué es lo que debemos hacer.</text:p>
      <text:p text:style-name="P8"><text:span text:style-name="T2">Nuestra mente no es infalible, pero sí es extraordinariamente eficiente para lo que fue creada.</text:span><text:line-break/>El éxito está integrado en el diseño.<text:span text:style-name="T2"><text:line-break/>La inteligencia que nos diseñó no comet</text:span><text:span text:style-name="T4">e</text:span><text:span text:style-name="T2"> errores: nacemos equipados con lo necesario</text:span><text:span text:style-name="T4"> para realizar el trabajo</text:span><text:span text:style-name="T2">.</text:span></text:p>
      <text:p text:style-name="P8"><text:span text:style-name="T4">Y lo haremos.</text:span></text:p>
      <text:p text:style-name="P8"><text:span text:style-name="Strong_20_Emphasis"><text:span text:style-name="T2">Sin fallo.</text:span></text:span></text:p>
      <text:p text:style-name="P1"/>
      <text:p text:style-name="P1">Y al final de la vida,</text:p>
      <text:p text:style-name="P4"><text:span text:style-name="T4">D</text:span>espués de haber aprendido, experimentado, explorado<text:span text:style-name="T4">; </text:span>aun despues de acumular conocimientos a lo largo de un siglo de experiencias, nos iremos un dia sin saber exactamente lo que ha pasado.</text:p>
      <text:p text:style-name="P1"><text:span text:style-name="T4">Q</text:span>ue es todo esto, que es la vida, o porque estamos aqui.</text:p>
      <text:p text:style-name="P1"/>
      <text:p text:style-name="P1"/>
      <text:p text:style-name="P5">---</text:p>
      <text:p text:style-name="P5"/>
      <text:p text:style-name="P5"/>
      <text:p text:style-name="P9">Eso nos revela algo importante:<text:line-break/><text:span text:style-name="Strong_20_Emphasis">no necesitamos comprenderlo todo para cumplir con nuestra misión.</text:span><text:line-break/>No necesitamos tener respuestas exactas para vivir de forma plena y significativa.</text:p>
      <text:p text:style-name="P9">Podemos atravesar la vida, cumplir nuestros propósitos, experimentar amor, belleza, alegría —incluso saborear la felicidad— aun sin saber exactamente lo que sucede.</text:p>
      <text:p text:style-name="P9"/>
      <text:p text:style-name="P9"/>
      <text:p text:style-name="P11">Pero hay algo en nosotros que no se conforma con eso.<text:line-break/>Nos gusta saber.<text:line-break/>Queremos entender.<text:line-break/>Buscamos incansablemente respuestas.<text:line-break/>Deseamos desvelar cada secreto, comprender los misterios que nos rodean, ponerle nombre a todo lo desconocido.</text:p>
      <text:p text:style-name="P11">Esa búsqueda es noble, pero también difícil.<text:line-break/>Comprender requiere un <text:span text:style-name="T5">gran </text:span>esfuerzo, y no solo por la complejidad de la realidad externa. Parte del desafío está dentro de nosotros:<text:line-break/>en la forma en que pensamos.</text:p>
      <text:p text:style-name="P11"><text:soft-page-break/>Nuestra mente ha sido diseñada para actuar con eficacia, no necesariamente para conocer con precisión.<text:line-break/>Está afinada para lo urgente, para lo práctico, para lo vital.<text:line-break/>Y aunque eso la hace poderosa para resolver problemas concretos, también puede volverla vulnerable cuando se enfrenta a verdades abstractas o complejas.</text:p>
      <text:p text:style-name="P11"><text:line-break/>A veces ve lo que quiere ver. </text:p>
      <text:p text:style-name="P11">A veces completa huecos con ilusiones. </text:p>
      <text:p text:style-name="P11">A veces distorsiona, inventa, interpreta.</text:p>
      <text:p text:style-name="P11">Por eso, antes de seguir adelante, vale la pena hacer una pausa y observar cómo pensamos.<text:line-break/>Este capítulo no busca dar respuestas definitivas ni hacer un tratado sobre la mente humana.<text:line-break/>Solo queremos señalar algunas piezas clave del proceso de razonamiento, y entender cómo ciertos elementos pueden crear confusión o distorsionar lo que percibimos como verdad.</text:p>
      <text:p text:style-name="P11">Y entre esos elementos, uno de los más fascinantes y peligrosos es la imaginación.</text:p>
      <text:p text:style-name="P10">Empecemos por ahí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29T10:09:45.982000000</meta:creation-date>
    <meta:generator>LibreOffice/7.3.5.2$Windows_X86_64 LibreOffice_project/184fe81b8c8c30d8b5082578aee2fed2ea847c01</meta:generator>
    <dc:date>2025-05-29T16:44:48.612000000</dc:date>
    <meta:editing-duration>PT23M41S</meta:editing-duration>
    <meta:editing-cycles>4</meta:editing-cycles>
    <meta:document-statistic meta:table-count="0" meta:image-count="0" meta:object-count="0" meta:page-count="3" meta:paragraph-count="41" meta:word-count="630" meta:character-count="4006" meta:non-whitespace-character-count="3412"/>
  </office:meta>
</office:document-meta>
</file>